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3.704cm" table:align="left"/>
    </style:style>
    <style:style style:name="Πίνακας1.A" style:family="table-column">
      <style:table-column-properties style:column-width="3.704cm"/>
    </style:style>
    <style:style style:name="Πίνακας1.A1" style:family="table-cell">
      <style:table-cell-properties fo:padding="0.097cm" fo:border="0.05pt solid #000000"/>
    </style:style>
    <style:style style:name="Πίνακας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paragraph-rsid="00016179" style:font-size-asian="20pt" style:font-weight-asian="bold" style:font-size-complex="20pt" style:font-weight-complex="bold"/>
    </style:style>
    <style:style style:name="P2" style:family="paragraph" style:parent-style-name="Standard">
      <style:text-properties officeooo:paragraph-rsid="00016179"/>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16179"/>
    </style:style>
    <style:style style:name="P6" style:family="paragraph" style:parent-style-name="Text_20_body">
      <style:paragraph-properties fo:text-align="justify" style:justify-single-word="false"/>
      <style:text-properties officeooo:paragraph-rsid="00041dd8"/>
    </style:style>
    <style:style style:name="P7" style:family="paragraph" style:parent-style-name="Text_20_body">
      <style:paragraph-properties fo:text-align="justify" style:justify-single-word="false"/>
      <style:text-properties officeooo:paragraph-rsid="0005be70"/>
    </style:style>
    <style:style style:name="P8" style:family="paragraph" style:parent-style-name="Text_20_body">
      <style:text-properties officeooo:paragraph-rsid="0001d177"/>
    </style:style>
    <style:style style:name="P9" style:family="paragraph" style:parent-style-name="Text_20_body">
      <style:text-properties fo:language="el" fo:country="GR" fo:font-weight="bold" officeooo:rsid="000251dc" officeooo:paragraph-rsid="000251dc" style:font-weight-asian="bold" style:font-weight-complex="bold"/>
    </style:style>
    <style:style style:name="P10" style:family="paragraph" style:parent-style-name="Text_20_body" style:list-style-name="L1">
      <style:paragraph-properties fo:text-align="justify" style:justify-single-word="false"/>
      <style:text-properties fo:language="el" fo:country="GR" officeooo:rsid="000de92c" officeooo:paragraph-rsid="000de92c"/>
    </style:style>
    <style:style style:name="P11" style:family="paragraph" style:parent-style-name="Text_20_body" style:list-style-name="L1">
      <style:paragraph-properties fo:text-align="justify" style:justify-single-word="false"/>
      <style:text-properties fo:language="el" fo:country="GR" officeooo:rsid="000de92c" officeooo:paragraph-rsid="000e1caf"/>
    </style:style>
    <style:style style:name="P12" style:family="paragraph" style:parent-style-name="Text_20_body" style:list-style-name="L1">
      <style:paragraph-properties fo:text-align="justify" style:justify-single-word="false"/>
      <style:text-properties fo:language="el" fo:country="GR" officeooo:rsid="000e16fe" officeooo:paragraph-rsid="000e16fe"/>
    </style:style>
    <style:style style:name="P13" style:family="paragraph" style:parent-style-name="Text_20_body" style:list-style-name="L1">
      <style:paragraph-properties fo:text-align="justify" style:justify-single-word="false"/>
      <style:text-properties fo:language="el" fo:country="GR" officeooo:rsid="000e1caf" officeooo:paragraph-rsid="000e1caf"/>
    </style:style>
    <style:style style:name="P14" style:family="paragraph" style:parent-style-name="Text_20_body">
      <style:paragraph-properties fo:text-align="justify" style:justify-single-word="false"/>
      <style:text-properties fo:language="el" fo:country="GR" officeooo:rsid="001362ed" officeooo:paragraph-rsid="001362ed"/>
    </style:style>
    <style:style style:name="P15" style:family="paragraph" style:parent-style-name="Text_20_body">
      <style:paragraph-properties fo:text-align="justify" style:justify-single-word="false"/>
      <style:text-properties fo:language="el" fo:country="GR" officeooo:rsid="0016f43e" officeooo:paragraph-rsid="0016f43e"/>
    </style:style>
    <style:style style:name="P16" style:family="paragraph" style:parent-style-name="Heading_20_3">
      <style:text-properties officeooo:rsid="0001d177" officeooo:paragraph-rsid="0001d177"/>
    </style:style>
    <style:style style:name="T1" style:family="text">
      <style:text-properties fo:language="el" fo:country="GR"/>
    </style:style>
    <style:style style:name="T2" style:family="text">
      <style:text-properties fo:language="el" fo:country="GR" officeooo:rsid="00016179"/>
    </style:style>
    <style:style style:name="T3" style:family="text">
      <style:text-properties fo:language="el" fo:country="GR" fo:font-weight="normal" officeooo:rsid="0003f1c6" style:font-weight-asian="normal" style:font-weight-complex="normal"/>
    </style:style>
    <style:style style:name="T4" style:family="text">
      <style:text-properties fo:language="el" fo:country="GR" fo:font-weight="normal" officeooo:rsid="0005be70" style:font-weight-asian="normal" style:font-weight-complex="normal"/>
    </style:style>
    <style:style style:name="T5" style:family="text">
      <style:text-properties fo:language="el" fo:country="GR" fo:font-style="italic" style:font-style-asian="italic" style:font-style-complex="italic"/>
    </style:style>
    <style:style style:name="T6" style:family="text">
      <style:text-properties fo:language="el" fo:country="GR" fo:font-style="normal" officeooo:rsid="0005be70" style:font-style-asian="normal" style:font-style-complex="normal"/>
    </style:style>
    <style:style style:name="T7" style:family="text">
      <style:text-properties fo:language="el" fo:country="GR" fo:font-style="normal" officeooo:rsid="00075353" style:font-style-asian="normal" style:font-style-complex="normal"/>
    </style:style>
    <style:style style:name="T8" style:family="text">
      <style:text-properties fo:language="el" fo:country="GR" fo:font-style="normal" officeooo:rsid="00081b76" style:font-style-asian="normal" style:font-style-complex="normal"/>
    </style:style>
    <style:style style:name="T9" style:family="text">
      <style:text-properties fo:language="el" fo:country="GR" fo:font-style="normal" officeooo:rsid="00089457" style:font-style-asian="normal" style:font-style-complex="normal"/>
    </style:style>
    <style:style style:name="T10" style:family="text">
      <style:text-properties fo:language="el" fo:country="GR" fo:font-style="normal" officeooo:rsid="000cc331" style:font-style-asian="normal" style:font-style-complex="normal"/>
    </style:style>
    <style:style style:name="T11" style:family="text">
      <style:text-properties fo:language="el" fo:country="GR" fo:font-style="normal" officeooo:rsid="000de92c" style:font-style-asian="normal" style:font-style-complex="normal"/>
    </style:style>
    <style:style style:name="T12" style:family="text">
      <style:text-properties fo:language="el" fo:country="GR" fo:font-style="normal" officeooo:rsid="000b08a7" style:font-style-asian="normal" style:font-style-complex="normal"/>
    </style:style>
    <style:style style:name="T13" style:family="text">
      <style:text-properties fo:language="el" fo:country="GR" fo:font-style="normal" officeooo:rsid="00105a91" style:font-style-asian="normal" style:font-style-complex="normal"/>
    </style:style>
    <style:style style:name="T14" style:family="text">
      <style:text-properties officeooo:rsid="00016179"/>
    </style:style>
    <style:style style:name="T15" style:family="text">
      <style:text-properties fo:language="en" fo:country="US"/>
    </style:style>
    <style:style style:name="T16" style:family="text">
      <style:text-properties fo:language="en" fo:country="US" officeooo:rsid="0001d177"/>
    </style:style>
    <style:style style:name="T17" style:family="text">
      <style:text-properties fo:language="en" fo:country="US" fo:font-weight="normal" officeooo:rsid="0003f1c6" style:font-weight-asian="normal" style:font-weight-complex="normal"/>
    </style:style>
    <style:style style:name="T18" style:family="text">
      <style:text-properties fo:language="en" fo:country="US" fo:font-style="italic" fo:font-weight="normal" officeooo:rsid="0003f1c6" style:font-style-asian="italic" style:font-weight-asian="normal" style:font-style-complex="italic" style:font-weight-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officeooo:rsid="000cc331" style:font-style-asian="italic" style:font-style-complex="italic"/>
    </style:style>
    <style:style style:name="T21" style:family="text">
      <style:text-properties fo:language="en" fo:country="US" fo:font-style="italic" officeooo:rsid="000de92c" style:font-style-asian="italic" style:font-style-complex="italic"/>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05be70" style:font-style-asian="normal" style:font-style-complex="normal"/>
    </style:style>
    <style:style style:name="T24" style:family="text">
      <style:text-properties fo:language="en" fo:country="US" fo:font-style="normal" officeooo:rsid="000cc331" style:font-style-asian="normal" style:font-style-complex="normal"/>
    </style:style>
    <style:style style:name="T25" style:family="text">
      <style:text-properties fo:language="en" fo:country="US" fo:font-style="normal" officeooo:rsid="000de92c" style:font-style-asian="normal" style:font-style-complex="normal"/>
    </style:style>
    <style:style style:name="T26" style:family="text">
      <style:text-properties fo:language="en" fo:country="US" fo:font-style="normal" officeooo:rsid="00146268" style:font-style-asian="normal" style:font-style-complex="normal"/>
    </style:style>
    <style:style style:name="T27" style:family="text">
      <style:text-properties style:use-window-font-color="true" fo:language="en" fo:country="US" fo:font-weight="normal" officeooo:rsid="00075353" fo:background-color="transparent" loext:char-shading-value="0" style:font-weight-asian="normal" style:font-weight-complex="normal"/>
    </style:style>
    <style:style style:name="T28" style:family="text">
      <style:text-properties style:use-window-font-color="true" fo:language="el" fo:country="GR" fo:font-weight="normal" officeooo:rsid="0004b2b3" fo:background-color="transparent" loext:char-shading-value="0" style:font-weight-asian="normal" style:font-weight-complex="normal"/>
    </style:style>
    <style:style style:name="T29" style:family="text">
      <style:text-properties style:use-window-font-color="true" fo:language="el" fo:country="GR" fo:font-weight="normal" officeooo:rsid="00075353" fo:background-color="transparent" loext:char-shading-value="0"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0e16fe" style:font-style-asian="normal" style:font-style-complex="normal"/>
    </style:style>
    <style:style style:name="T32" style:family="text">
      <style:text-properties fo:font-style="normal" officeooo:rsid="000e1caf" style:font-style-asian="normal" style:font-style-complex="normal"/>
    </style:style>
    <style:style style:name="T33" style:family="text">
      <style:text-properties fo:font-style="normal" officeooo:rsid="000f02fc" style:font-style-asian="normal" style:font-style-complex="normal"/>
    </style:style>
    <style:style style:name="T34" style:family="text">
      <style:text-properties fo:font-style="normal" officeooo:rsid="00146268" style:font-style-asian="normal" style:font-style-complex="normal"/>
    </style:style>
    <style:style style:name="T35" style:family="text">
      <style:text-properties fo:font-style="normal" officeooo:rsid="0015a65a" style:font-style-asian="normal" style:font-style-complex="normal"/>
    </style:style>
    <style:style style:name="T36" style:family="text">
      <style:text-properties fo:font-style="normal" officeooo:rsid="00164a97" style:font-style-asian="normal" style:font-style-complex="normal"/>
    </style:style>
    <style:style style:name="T37" style:family="text">
      <style:text-properties fo:font-style="normal" officeooo:rsid="0016f43e" style:font-style-asian="normal" style:font-style-complex="normal"/>
    </style:style>
    <style:style style:name="T38" style:family="text">
      <style:text-properties fo:font-style="normal" officeooo:rsid="001889ca" style:font-style-asian="normal" style:font-style-complex="normal"/>
    </style:style>
    <style:style style:name="T39" style:family="text">
      <style:text-properties fo:font-style="normal" officeooo:rsid="0019617a"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ΠΛΗ417<text:span text:style-name="T14"> – </text:span><text:span text:style-name="T1">Τεχνητή Νοημοσύνη</text:span></text:p>
      <text:p text:style-name="P1">1η <text:span text:style-name="T2">Προγραμματιστική εργασία – Μέρος Α</text:span></text:p>
      <text:p text:style-name="P5"/>
      <text:p text:style-name="P3">LAB41744570</text:p>
      <table:table table:name="Πίνακας1" table:style-name="Πίνακας1">
        <table:table-column table:style-name="Πίνακας1.A"/>
        <table:table-row>
          <table:table-cell table:style-name="Πίνακας1.A1" office:value-type="string">
            <text:p text:style-name="P2">Μανώλης Πετράκος</text:p>
          </table:table-cell>
        </table:table-row>
        <table:table-row>
          <table:table-cell table:style-name="Πίνακας1.A2" office:value-type="string">
            <text:p text:style-name="P2">ΑΜ 2014030009</text:p>
          </table:table-cell>
        </table:table-row>
      </table:table>
      <text:p text:style-name="P5"/>
      <text:h text:style-name="P16" text:outline-level="3">1) <text:span text:style-name="T1">Αλγόριθμοι </text:span><text:span text:style-name="T15">BFS, DFS </text:span><text:span text:style-name="T1">και </text:span><text:span text:style-name="T15">A*</text:span></text:h>
      <text:p text:style-name="P8"><text:span text:style-name="T16"/></text:p>
      <text:p text:style-name="P9">Εξήγηση προσέγγισης:</text:p>
      <text:p text:style-name="P6"><text:span text:style-name="T3">Η </text:span><text:span text:style-name="T17">main </text:span><text:span text:style-name="T3">μέθοδος παραμένει στην κλάση </text:span><text:span text:style-name="T18">GridGenerator</text:span><text:span text:style-name="T3"> και έχει προστεθεί ένα μενού επιλογής </text:span><text:span text:style-name="T4">αλγορίθμου.</text:span><text:span text:style-name="T3"> </text:span><text:span text:style-name="T28">Αν επιλεχθ</text:span><text:span text:style-name="T29">εί ένας</text:span><text:span text:style-name="T27"> offline</text:span><text:span text:style-name="T29"> αλγόριθμος</text:span><text:span text:style-name="T28"> καλείται η μέθοδος </text:span><text:span text:style-name="T5">CalculateStepsOffline. </text:span><text:span text:style-name="T7">Σε αυτή, κατασκευάζεται μία κατάσταση για την αρχή του δέντρου αναζήτησης, γίνεται έλεγχος ότι η αρχή δεν συμπίπτει με το τέρμα και καλείται ο κατάλληλος αλγόριθμος. Τέλος, εκτυπώνει το κόστος αναζήτησης και αν βρέθηκε λύση εξάγει το βέλτιστο μονοπάτι </text:span><text:span text:style-name="T8">μαζί με </text:span><text:span text:style-name="T7">το κόστος του.</text:span></text:p>
      <text:p text:style-name="P7"><text:span text:style-name="T6">Στους </text:span><text:span text:style-name="T23">offline </text:span><text:span text:style-name="T6">αλγόριθμους, κάθε κατάσταση αντιστοιχεί σε ένα κόμβο στο δέντρο αναζήτησης. Μια θέση του </text:span><text:span text:style-name="T23">Grid </text:span><text:span text:style-name="T6">μπορεί να βρίσκεται σε παραπάνω από μία καταστάσεις, αλλά κάθε κατάσταση </text:span><text:span text:style-name="T7">προσπελάζεται</text:span><text:span text:style-name="T6"> μια φορά. Για αυτό, ως κόστος </text:span><text:span text:style-name="T9">εκτέλεσης</text:span><text:span text:style-name="T6"> </text:span><text:span text:style-name="T9">ενός αλγόριθμου</text:span><text:span text:style-name="T6"> θεωρείται το πλήθος των καταστάσεων, δηλαδή το μέγεθος </text:span><text:span text:style-name="T9">του δέντρου του. </text:span><text:span text:style-name="T13">Και οι τρεις αλγόριθμοι συνεχίζουν να ψάχνουν και μετά την εύρεση μια λύσης, καθώς μπορεί να υπάρχει κάποια πιο φθηνή. Επιστρέφουν το κόμβο του δέντρου που αντιστοιχεί σε αυτήν και σε περίπτωση που δεν υπάρχει, επιστρέφουν ένα κενό κόμβο.</text:span></text:p>
      <text:p text:style-name="P4"><text:span text:style-name="T12">Η δημιουργία νέων καταστάσεων γίνεται με το ίδιο τρόπο και στους τρεις αλγορίθμους. </text:span><text:span text:style-name="T10">Η μέθοδος </text:span><text:span text:style-name="T20">CreateChildren</text:span><text:span text:style-name="T24"> </text:span><text:span text:style-name="T10">δοκιμάζει όλες τις πιθανές κινήσεις (πάνω, κάτω, αριστερά, δεξιά) και για αυτές που είναι αποδεκτές, κατασκευάζεται μια νέα κατάσταση. </text:span><text:span text:style-name="T11">Ο έλεγχος των κινήσεων γίνεται στην μέθοδο </text:span><text:span text:style-name="T21">IsValidMove</text:span><text:span text:style-name="T25"> </text:span><text:span text:style-name="T11">και οι λόγοι απόρριψης μιας κίνησης είναι:</text:span></text:p>
      <text:list xml:id="list1620144028" text:style-name="L1">
        <text:list-item>
          <text:p text:style-name="P10"><text:span text:style-name="T30">Οδηγεί εκτός των ορίων του </text:span><text:span text:style-name="T22">Grid.</text:span></text:p>
        </text:list-item>
        <text:list-item>
          <text:p text:style-name="P10"><text:span text:style-name="T32">Καταλήγει</text:span><text:span text:style-name="T30"> σε τείχος.</text:span></text:p>
        </text:list-item>
        <text:list-item>
          <text:p text:style-name="P11"><text:span text:style-name="T32">Καταλήγει</text:span><text:span text:style-name="T30"> σε μία θέση από όπου έχει ξαναπεράσει το μονοπάτι της, δηλαδή επιστρέφει σε μια </text:span><text:span text:style-name="T31">κατάσταση πρόγονο.</text:span></text:p>
        </text:list-item>
        <text:list-item>
          <text:p text:style-name="P12"><text:span text:style-name="T30">Έχει βρεθεί φθηνότερη λύση από το αποτέλεσμα της κίνησης.</text:span></text:p>
        </text:list-item>
        <text:list-item>
          <text:p text:style-name="P13"><text:span text:style-name="T30">Για την θέση που καταλήγει, υπάρχει ήδη μια κατάσταση με μικρότερο ή ίσο κόστος. </text:span><text:span text:style-name="T33">Δηλαδή έχει βρεθεί ένα φθηνότερο μονοπάτι προς αυτήν τη θέση.</text:span></text:p>
        </text:list-item>
      </text:list>
      <text:p text:style-name="P14"><text:span text:style-name="T33">Ο </text:span><text:span text:style-name="T30">αλγόριθμος </text:span><text:span text:style-name="T22">BFS </text:span><text:span text:style-name="T30">υλοποιείται στην συνονόματη μέθοδο </text:span><text:span text:style-name="T19">BFS</text:span><text:span text:style-name="T22">. </text:span><text:span text:style-name="T34">Κατασκευάζεται μια λίστα που λειτουργεί σαν </text:span><text:span text:style-name="T26">FIFO </text:span><text:span text:style-name="T34">ουρά και εισάγεται ο </text:span><text:span text:style-name="T37">αρχικός</text:span><text:span text:style-name="T34"> κόμβος. </text:span><text:span text:style-name="T35">Δημιουργούνται τα παιδιά του, ελέγχονται </text:span><text:soft-page-break/><text:span text:style-name="T35">αν βρίσκονται στον στόχο και εφόσον δεν είναι μπαίνουν στο τέλος της ουράς. Αυτή η διαδικασία συνεχίζεται μέχρι να μην μπορούν να δημιουργηθούν νέες καταστάσεις και να </text:span><text:span text:style-name="T36">αδειάσει</text:span><text:span text:style-name="T35"> η ουρά. </text:span></text:p>
      <text:p text:style-name="P15"><text:span text:style-name="T35">Ο </text:span><text:span text:style-name="T30">αλγόριθμος </text:span><text:span text:style-name="T22">DFS </text:span><text:span text:style-name="T30">υλοποιείται με παρόμοιο τρόπο, με μόνη διαφορά ότι η λίστα λειτουργεί σαν </text:span><text:span text:style-name="T22">stack,</text:span><text:span text:style-name="T30"> δηλαδή τα παιδιά ενός κόμβου μπαίνουν στην αρχή της. </text:span><text:span text:style-name="T38">Έτσι, ένα παιδί </text:span><text:span text:style-name="T39">ελέγχεται</text:span><text:span text:style-name="T38"> </text:span><text:span text:style-name="T39">μετά τους απόγονους του προηγούμενου παιδιού.</text:span></text:p>
      <text:p text:style-name="P14"><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04-13T18:18:19.558000000</dc:date>
    <meta:editing-duration>PT1H8M45S</meta:editing-duration>
    <meta:editing-cycles>27</meta:editing-cycles>
    <meta:document-statistic meta:table-count="1" meta:image-count="0" meta:object-count="0" meta:page-count="2" meta:paragraph-count="17" meta:word-count="380" meta:character-count="2462" meta:non-whitespace-character-count="2101"/>
  </office:meta>
</office:document-meta>
</file>